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6">
            <text:p>HAR-1576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4410.0">
            <text:p>441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400">
            <text:p>Birm-400</text:p>
          </table:table-cell>
          <table:table-cell office:value-type="float" office:value="52.24">
            <text:p>52.24</text:p>
          </table:table-cell>
          <table:table-cell office:value-type="float" office:value="-4.3">
            <text:p>-4.3</text:p>
          </table:table-cell>
          <table:table-cell office:value-type="float" office:value="8740.0">
            <text:p>874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2.16">
            <text:p>-22.1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9">
            <text:p>HAR-157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3800.0">
            <text:p>38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6">
            <text:p>-1.9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299">
            <text:p>HAR-29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30.0">
            <text:p>513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0">
            <text:p>HAR-300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70.0">
            <text:p>51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1">
            <text:p>HAR-301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740.0">
            <text:p>57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712">
            <text:p>Q-712</text:p>
          </table:table-cell>
          <table:table-cell office:value-type="float" office:value="52.48">
            <text:p>52.48</text:p>
          </table:table-cell>
          <table:table-cell office:value-type="float" office:value="-4.05">
            <text:p>-4.05</text:p>
          </table:table-cell>
          <table:table-cell office:value-type="float" office:value="2900.0">
            <text:p>29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229">
            <text:p>Birm-22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0100.0">
            <text:p>10100.0</text:p>
          </table:table-cell>
          <table:table-cell office:value-type="float" office:value="250.0">
            <text:p>2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NPL-113">
            <text:p>NPL-113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69">
            <text:p>-3.6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2">
            <text:p>HAR-1572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140.0">
            <text:p>11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5">
            <text:p>HAR-1575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2560.0">
            <text:p>256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382">
            <text:p>Q-382</text:p>
          </table:table-cell>
          <table:table-cell office:value-type="float" office:value="52.52">
            <text:p>52.52</text:p>
          </table:table-cell>
          <table:table-cell office:value-type="float" office:value="-4.05">
            <text:p>-4.05</text:p>
          </table:table-cell>
          <table:table-cell office:value-type="float" office:value="5898.0">
            <text:p>5898.0</text:p>
          </table:table-cell>
          <table:table-cell office:value-type="float" office:value="135.0">
            <text:p>1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6">
            <text:p>HAR-1016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1510.0">
            <text:p>151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7">
            <text:p>HAR-1017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3050.0">
            <text:p>305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8">
            <text:p>HAR-1018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3740.0">
            <text:p>374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20">
            <text:p>HAR-1020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5150.0">
            <text:p>515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9">
            <text:p>HAR-1019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6">
            <text:p>-2.3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